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cbb7" officeooo:paragraph-rsid="0001cbb7" style:font-size-asian="12.25pt" style:font-size-complex="14pt"/>
    </style:style>
    <style:style style:name="P2" style:family="paragraph" style:parent-style-name="Standard">
      <style:text-properties fo:font-size="14pt" officeooo:rsid="0001cbb7" officeooo:paragraph-rsid="0001cbb7" style:font-size-asian="12.25pt" style:font-size-complex="14pt"/>
    </style:style>
    <style:style style:name="P3" style:family="paragraph" style:parent-style-name="Standard">
      <style:text-properties fo:font-size="14pt" officeooo:rsid="0004883b" officeooo:paragraph-rsid="0004883b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4"/>stack&lt;int&gt;s1,s2;</text:p>
      <text:p text:style-name="P1"><text:s text:c="4"/>s1.push(1);</text:p>
      <text:p text:style-name="P1"><text:s text:c="4"/>s1.push(2);</text:p>
      <text:p text:style-name="P1"><text:s text:c="4"/>s1.push(3);</text:p>
      <text:p text:style-name="P1"><text:s text:c="4"/>s1.push(4);</text:p>
      <text:p text:style-name="P1"><text:s text:c="4"/>s1.push(5);</text:p>
      <text:p text:style-name="P1"><text:s text:c="4"/>int size=s1.size();</text:p>
      <text:p text:style-name="P1"><text:s text:c="4"/>int m=(size+1)/2;</text:p>
      <text:p text:style-name="P1"/>
      <text:p text:style-name="P1"><text:s text:c="4"/>cout&lt;&lt;"Stack is : "&lt;&lt;endl;</text:p>
      <text:p text:style-name="P1"><text:s text:c="4"/>for(int i=0;i&lt;size;i++)</text:p>
      <text:p text:style-name="P1"><text:s text:c="4"/>{</text:p>
      <text:p text:style-name="P1"><text:s text:c="8"/>if(i+1==m)</text:p>
      <text:p text:style-name="P1"><text:s text:c="8"/>{</text:p>
      <text:p text:style-name="P1"><text:s text:c="12"/>cout&lt;&lt;s1.top()&lt;&lt;" ";</text:p>
      <text:p text:style-name="P1"><text:s text:c="12"/>s1.pop();</text:p>
      <text:p text:style-name="P1"><text:s text:c="8"/>}</text:p>
      <text:p text:style-name="P1"><text:s text:c="8"/>else</text:p>
      <text:p text:style-name="P1"><text:s text:c="8"/>{</text:p>
      <text:p text:style-name="P1"><text:s text:c="12"/>cout&lt;&lt;s1.top()&lt;&lt;" ";</text:p>
      <text:p text:style-name="P1"><text:s text:c="12"/>s2.push(s1.top());</text:p>
      <text:p text:style-name="P1"><text:s text:c="12"/>s1.pop();</text:p>
      <text:p text:style-name="P1"><text:s text:c="8"/>}</text:p>
      <text:p text:style-name="P1"><text:s text:c="4"/>}</text:p>
      <text:p text:style-name="P1"/>
      <text:p text:style-name="P1"><text:s text:c="4"/>while(!s2.empty())</text:p>
      <text:p text:style-name="P1"><text:s text:c="4"/>{</text:p>
      <text:p text:style-name="P1"><text:s text:c="8"/>s1.push(s2.top());</text:p>
      <text:p text:style-name="P1"><text:s text:c="8"/>s2.pop();</text:p>
      <text:p text:style-name="P1"><text:s text:c="4"/>}</text:p>
      <text:p text:style-name="P1"><text:s text:c="4"/>cout&lt;&lt;endl&lt;&lt;"Stack after deletion of middle element is : "&lt;&lt;endl;</text:p>
      <text:p text:style-name="P1"><text:s text:c="4"/>while(!s1.empty())</text:p>
      <text:p text:style-name="P1"><text:s text:c="4"/>{</text:p>
      <text:p text:style-name="P1"><text:s text:c="8"/>cout&lt;&lt;s1.top()&lt;&lt;" ";</text:p>
      <text:p text:style-name="P1"><text:s text:c="8"/>s1.pop();</text:p>
      <text:p text:style-name="P1"><text:s text:c="4"/>}</text:p>
      <text:p text:style-name="P1"><text:s text:c="4"/>cout&lt;&lt;endl;</text:p>
      <text:p text:style-name="P1"><text:s text:c="4"/>return 0;</text:p>
      <text:p text:style-name="P1">}</text:p>
      <text:p text:style-name="P1"><text:soft-page-break/>2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4"/>stack&lt;char&gt;s;</text:p>
      <text:p text:style-name="P1"><text:s text:c="4"/>string str="[()]{}{[()()]()}";</text:p>
      <text:p text:style-name="P1"><text:s text:c="4"/>//string str="[(])";</text:p>
      <text:p text:style-name="P1"><text:s text:c="4"/>int flag=1;</text:p>
      <text:p text:style-name="P1"/>
      <text:p text:style-name="P1"><text:s text:c="4"/>for(int i=0;i&lt;str.size();i++)</text:p>
      <text:p text:style-name="P1"><text:s text:c="4"/>{</text:p>
      <text:p text:style-name="P1"><text:s text:c="8"/>if(str[i]=='[' || str[i]=='{' || str[i]=='(')</text:p>
      <text:p text:style-name="P1"><text:s text:c="12"/>s.push(str[i]);</text:p>
      <text:p text:style-name="P1"><text:s text:c="8"/>else if(str[i]==']' || str[i]=='}' || str[i]==')')</text:p>
      <text:p text:style-name="P1"><text:s text:c="8"/>{</text:p>
      <text:p text:style-name="P1"><text:s text:c="12"/>if(str[i]==']')</text:p>
      <text:p text:style-name="P1"><text:s text:c="12"/>{</text:p>
      <text:p text:style-name="P1"><text:s text:c="16"/>if(s.top()=='[')</text:p>
      <text:p text:style-name="P1"><text:s text:c="20"/>s.pop();</text:p>
      <text:p text:style-name="P1"><text:s text:c="16"/>else</text:p>
      <text:p text:style-name="P1"><text:s text:c="16"/>{</text:p>
      <text:p text:style-name="P1"><text:s text:c="20"/>flag=0;</text:p>
      <text:p text:style-name="P1"><text:s text:c="20"/>break;</text:p>
      <text:p text:style-name="P1"><text:s text:c="16"/>}</text:p>
      <text:p text:style-name="P1"><text:s text:c="12"/>}</text:p>
      <text:p text:style-name="P1"><text:s text:c="12"/>if(str[i]=='}')</text:p>
      <text:p text:style-name="P1"><text:s text:c="12"/>{</text:p>
      <text:p text:style-name="P1"><text:s text:c="16"/>if(s.top()=='{')</text:p>
      <text:p text:style-name="P1"><text:s text:c="20"/>s.pop();</text:p>
      <text:p text:style-name="P1"><text:s text:c="16"/>else</text:p>
      <text:p text:style-name="P1"><text:s text:c="16"/>{</text:p>
      <text:p text:style-name="P1"><text:s text:c="20"/>flag=0;</text:p>
      <text:p text:style-name="P1"><text:s text:c="20"/>break;</text:p>
      <text:p text:style-name="P1"><text:s text:c="16"/>}</text:p>
      <text:p text:style-name="P1"><text:s text:c="12"/>}</text:p>
      <text:p text:style-name="P1"><text:s text:c="12"/>if(str[i]==')')</text:p>
      <text:p text:style-name="P1"><text:s text:c="12"/>{</text:p>
      <text:p text:style-name="P1"><text:s text:c="16"/>if(s.top()=='(')</text:p>
      <text:p text:style-name="P1"><text:s text:c="20"/>s.pop();</text:p>
      <text:p text:style-name="P1"><text:s text:c="16"/>else</text:p>
      <text:p text:style-name="P1"><text:s text:c="16"/>{</text:p>
      <text:p text:style-name="P1"><text:s text:c="20"/>flag=0;</text:p>
      <text:p text:style-name="P1"><text:s text:c="20"/>break;</text:p>
      <text:p text:style-name="P1"><text:soft-page-break/><text:s text:c="16"/>}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if(flag)</text:p>
      <text:p text:style-name="P1"><text:s text:c="8"/>cout&lt;&lt;"True"&lt;&lt;endl;</text:p>
      <text:p text:style-name="P1"><text:s text:c="4"/>else</text:p>
      <text:p text:style-name="P1"><text:s text:c="8"/>cout&lt;&lt;"False"&lt;&lt;endl;</text:p>
      <text:p text:style-name="P1"><text:s text:c="4"/>return 0;</text:p>
      <text:p text:style-name="P1">}</text:p>
      <text:p text:style-name="P1"/>
      <text:p text:style-name="P1">4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4"/>stack&lt;int&gt;s;</text:p>
      <text:p text:style-name="P1"><text:s text:c="4"/>int num;</text:p>
      <text:p text:style-name="P1"><text:s text:c="4"/>cout&lt;&lt;"Enter number of elements : ";</text:p>
      <text:p text:style-name="P1"><text:s text:c="4"/>cin&gt;&gt;num;</text:p>
      <text:p text:style-name="P1"><text:s text:c="4"/>int arr[num];</text:p>
      <text:p text:style-name="P1"><text:s text:c="4"/>cout&lt;&lt;"Enter the elements in the array : ";</text:p>
      <text:p text:style-name="P1"><text:s text:c="4"/>for(int i=0;i&lt;num;i++)</text:p>
      <text:p text:style-name="P1"><text:s text:c="4"/>{</text:p>
      <text:p text:style-name="P1"><text:s text:c="8"/>cin&gt;&gt;arr[i];</text:p>
      <text:p text:style-name="P1"><text:s text:c="4"/>}</text:p>
      <text:p text:style-name="P1"/>
      <text:p text:style-name="P1"><text:s text:c="4"/>for(int i=0;i&lt;num;i++)</text:p>
      <text:p text:style-name="P1"><text:s text:c="4"/>{</text:p>
      <text:p text:style-name="P1"><text:s text:c="8"/>for(int j=i+1;j&lt;num;j++)</text:p>
      <text:p text:style-name="P1"><text:s text:c="8"/>{</text:p>
      <text:p text:style-name="P1"><text:s text:c="12"/>if(arr[i]&gt;arr[j])</text:p>
      <text:p text:style-name="P1"><text:s text:c="12"/>{</text:p>
      <text:p text:style-name="P1"><text:s text:c="16"/>int temp=arr[i];</text:p>
      <text:p text:style-name="P1"><text:s text:c="16"/>arr[i]=arr[j];</text:p>
      <text:p text:style-name="P1"><text:s text:c="16"/>arr[j]=temp;</text:p>
      <text:p text:style-name="P1"><text:s text:c="12"/>}</text:p>
      <text:p text:style-name="P1"><text:s text:c="8"/>}</text:p>
      <text:p text:style-name="P1"><text:s text:c="4"/>} </text:p>
      <text:p text:style-name="P1"/>
      <text:p text:style-name="P1"><text:s text:c="4"/>for(int i=0;i&lt;num;i++)</text:p>
      <text:p text:style-name="P1"><text:s text:c="4"/>{</text:p>
      <text:p text:style-name="P1"><text:s text:c="8"/>s.push(arr[i]);</text:p>
      <text:p text:style-name="P1"><text:soft-page-break/><text:s text:c="4"/>} </text:p>
      <text:p text:style-name="P1"/>
      <text:p text:style-name="P1"><text:s text:c="4"/>while(!s.empty())</text:p>
      <text:p text:style-name="P1"><text:s text:c="4"/>{</text:p>
      <text:p text:style-name="P1"><text:s text:c="8"/>cout&lt;&lt;s.top()&lt;&lt;" ";</text:p>
      <text:p text:style-name="P1"><text:s text:c="8"/>s.pop();</text:p>
      <text:p text:style-name="P1"><text:s text:c="4"/>} 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>5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4"/>stack&lt;char&gt;s;</text:p>
      <text:p text:style-name="P1"><text:s text:c="4"/>string str;</text:p>
      <text:p text:style-name="P1"><text:s text:c="4"/>cout&lt;&lt;"Enter a string : ";</text:p>
      <text:p text:style-name="P1"><text:s text:c="4"/>cin&gt;&gt;str;</text:p>
      <text:p text:style-name="P1"><text:s text:c="4"/>for(int i=0;i&lt;str.size();i++)</text:p>
      <text:p text:style-name="P1"><text:s text:c="8"/>s.push(str[i]);</text:p>
      <text:p text:style-name="P1"><text:s text:c="4"/></text:p>
      <text:p text:style-name="P1"><text:s text:c="4"/>while(!s.empty())</text:p>
      <text:p text:style-name="P1"><text:s text:c="4"/>{</text:p>
      <text:p text:style-name="P1"><text:s text:c="8"/>cout&lt;&lt;s.top();</text:p>
      <text:p text:style-name="P1"><text:s text:c="8"/>s.pop();</text:p>
      <text:p text:style-name="P1"><text:s text:c="4"/>}</text:p>
      <text:p text:style-name="P1"/>
      <text:p text:style-name="P1"><text:s text:c="4"/>cout&lt;&lt;endl;</text:p>
      <text:p text:style-name="P1"><text:s text:c="4"/>return 0;</text:p>
      <text:p text:style-name="P1">}</text:p>
      <text:p text:style-name="P1"/>
      <text:p text:style-name="P1">6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4"/>stack&lt;int&gt;s;</text:p>
      <text:p text:style-name="P1"><text:s text:c="4"/>string str="(aa(bdc))p(dee)ae&lt;";</text:p>
      <text:p text:style-name="P1"><text:s text:c="4"/>int bro=1,bclo;</text:p>
      <text:p text:style-name="P1"><text:s text:c="4"/>for(int i=0;i&lt;str.size();i++)</text:p>
      <text:p text:style-name="P1"><text:s text:c="4"/>{</text:p>
      <text:p text:style-name="P1"><text:soft-page-break/><text:s text:c="8"/>if(str[i]=='(')</text:p>
      <text:p text:style-name="P1"><text:s text:c="8"/>{</text:p>
      <text:p text:style-name="P1"><text:s text:c="12"/>bclo=bro;</text:p>
      <text:p text:style-name="P1"><text:s text:c="12"/>s.push(bro++);</text:p>
      <text:p text:style-name="P1"><text:s text:c="8"/>}</text:p>
      <text:p text:style-name="P1"><text:s text:c="8"/>if(str[i]==')')</text:p>
      <text:p text:style-name="P1"><text:s text:c="12"/>s.push(bclo--);</text:p>
      <text:p text:style-name="P1"><text:s text:c="4"/>}</text:p>
      <text:p text:style-name="P1"/>
      <text:p text:style-name="P1"><text:s text:c="4"/>int size=s.size();</text:p>
      <text:p text:style-name="P1"><text:s text:c="4"/>int arr[size],i=0;</text:p>
      <text:p text:style-name="P1"><text:s text:c="4"/>while(!s.empty())</text:p>
      <text:p text:style-name="P1"><text:s text:c="4"/>{</text:p>
      <text:p text:style-name="P1"><text:s text:c="8"/>arr[i]=s.top();</text:p>
      <text:p text:style-name="P1"><text:s text:c="8"/>s.pop();</text:p>
      <text:p text:style-name="P1"><text:s text:c="8"/>i++;</text:p>
      <text:p text:style-name="P1"><text:s text:c="4"/>}</text:p>
      <text:p text:style-name="P1"/>
      <text:p text:style-name="P1"><text:s text:c="4"/>for(i=0;i&lt;size;i++)</text:p>
      <text:p text:style-name="P1"><text:s text:c="8"/>s.push(arr[i]);</text:p>
      <text:p text:style-name="P1"><text:s text:c="4"/></text:p>
      <text:p text:style-name="P1"><text:s text:c="4"/>while(!s.empty())</text:p>
      <text:p text:style-name="P1"><text:s text:c="4"/>{</text:p>
      <text:p text:style-name="P1"><text:s text:c="8"/>cout&lt;&lt;s.top()&lt;&lt;" ";</text:p>
      <text:p text:style-name="P1"><text:s text:c="8"/>s.pop();</text:p>
      <text:p text:style-name="P1"><text:s text:c="4"/>}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3">7)#include&lt;iostream&gt;</text:p>
      <text:p text:style-name="P3">using namespace std;</text:p>
      <text:p text:style-name="P3"/>
      <text:p text:style-name="P3">class stack</text:p>
      <text:p text:style-name="P3">{</text:p>
      <text:p text:style-name="P3"><text:s text:c="4"/>private:</text:p>
      <text:p text:style-name="P3"><text:s text:c="8"/>int size=0;</text:p>
      <text:p text:style-name="P3"><text:s text:c="8"/>int capacity=1;</text:p>
      <text:p text:style-name="P3"><text:s text:c="8"/>int *p=new int[capacity];</text:p>
      <text:p text:style-name="P3"/>
      <text:p text:style-name="P3"><text:s text:c="8"/>void resize()</text:p>
      <text:p text:style-name="P3"><text:s text:c="8"/>{</text:p>
      <text:p text:style-name="P3"><text:s text:c="12"/>capacity*=2;</text:p>
      <text:p text:style-name="P3"><text:s text:c="12"/>int *temp=new int[capacity];</text:p>
      <text:p text:style-name="P3"><text:s text:c="12"/>for(int i=0;i&lt;size;i++)</text:p>
      <text:p text:style-name="P3"><text:soft-page-break/><text:s text:c="12"/>{</text:p>
      <text:p text:style-name="P3"><text:s text:c="16"/>temp[i]=p[i];</text:p>
      <text:p text:style-name="P3"><text:s text:c="12"/>}</text:p>
      <text:p text:style-name="P3"><text:s text:c="12"/>delete []p;</text:p>
      <text:p text:style-name="P3"><text:s text:c="12"/>p=temp;</text:p>
      <text:p text:style-name="P3"><text:s text:c="8"/>}</text:p>
      <text:p text:style-name="P3"/>
      <text:p text:style-name="P3"><text:s text:c="4"/>public:</text:p>
      <text:p text:style-name="P3"><text:s text:c="8"/>void push(int num)</text:p>
      <text:p text:style-name="P3"><text:s text:c="8"/>{</text:p>
      <text:p text:style-name="P3"><text:s text:c="12"/>if(size==capacity)</text:p>
      <text:p text:style-name="P3"><text:s text:c="16"/>resize();</text:p>
      <text:p text:style-name="P3"/>
      <text:p text:style-name="P3"><text:s text:c="12"/>p[size]=num;</text:p>
      <text:p text:style-name="P3"><text:s text:c="12"/>size++;</text:p>
      <text:p text:style-name="P3"><text:s text:c="8"/>}</text:p>
      <text:p text:style-name="P3"/>
      <text:p text:style-name="P3"><text:s text:c="8"/>int pop()</text:p>
      <text:p text:style-name="P3"><text:s text:c="8"/>{</text:p>
      <text:p text:style-name="P3"><text:s text:c="12"/>if(empty())</text:p>
      <text:p text:style-name="P3"><text:s text:c="12"/>{</text:p>
      <text:p text:style-name="P3"><text:s text:c="16"/>cout&lt;&lt;"Stack is empty : Underflow"&lt;&lt;endl;</text:p>
      <text:p text:style-name="P3"><text:s text:c="16"/>return -1;</text:p>
      <text:p text:style-name="P3"><text:s text:c="12"/>}</text:p>
      <text:p text:style-name="P3"><text:s text:c="12"/>int n=p[size-1];</text:p>
      <text:p text:style-name="P3"><text:s text:c="12"/>p[size-1]=0;</text:p>
      <text:p text:style-name="P3"><text:s text:c="12"/>size--;</text:p>
      <text:p text:style-name="P3"><text:s text:c="12"/>return n;</text:p>
      <text:p text:style-name="P3"><text:s text:c="8"/>}</text:p>
      <text:p text:style-name="P3"/>
      <text:p text:style-name="P3"><text:s text:c="8"/>int stack_size()</text:p>
      <text:p text:style-name="P3"><text:s text:c="8"/>{</text:p>
      <text:p text:style-name="P3"><text:s text:c="12"/>return size;</text:p>
      <text:p text:style-name="P3"><text:s text:c="8"/>}</text:p>
      <text:p text:style-name="P3"/>
      <text:p text:style-name="P3"><text:s text:c="8"/>int top()</text:p>
      <text:p text:style-name="P3"><text:s text:c="8"/>{</text:p>
      <text:p text:style-name="P3"><text:s text:c="12"/>return p[size-1];</text:p>
      <text:p text:style-name="P3"><text:s text:c="8"/>}</text:p>
      <text:p text:style-name="P3"/>
      <text:p text:style-name="P3"><text:s text:c="8"/>int empty()</text:p>
      <text:p text:style-name="P3"><text:s text:c="8"/>{</text:p>
      <text:p text:style-name="P3"><text:s text:c="12"/>if(size)</text:p>
      <text:p text:style-name="P3"><text:s text:c="16"/>return 0;</text:p>
      <text:p text:style-name="P3"><text:s text:c="12"/>else</text:p>
      <text:p text:style-name="P3"><text:soft-page-break/><text:s text:c="16"/>return 1;</text:p>
      <text:p text:style-name="P3"><text:s text:c="8"/>}</text:p>
      <text:p text:style-name="P3"/>
      <text:p text:style-name="P3"><text:s text:c="8"/>int min()</text:p>
      <text:p text:style-name="P3"><text:s text:c="8"/>{</text:p>
      <text:p text:style-name="P3"><text:s text:c="12"/>int m=p[0];</text:p>
      <text:p text:style-name="P3"><text:s text:c="12"/>for(int i=1;i&lt;size;i++)</text:p>
      <text:p text:style-name="P3"><text:s text:c="12"/>{</text:p>
      <text:p text:style-name="P3"><text:s text:c="16"/>if(m&gt;p[i])</text:p>
      <text:p text:style-name="P3"><text:s text:c="20"/>m=p[i];</text:p>
      <text:p text:style-name="P3"><text:s text:c="12"/>}</text:p>
      <text:p text:style-name="P3"><text:s text:c="12"/>return m;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stack s;</text:p>
      <text:p text:style-name="P3"><text:s text:c="4"/>s.push(1);</text:p>
      <text:p text:style-name="P3"><text:s text:c="4"/>s.push(2);</text:p>
      <text:p text:style-name="P3"><text:s text:c="4"/>s.push(3);</text:p>
      <text:p text:style-name="P3"/>
      <text:p text:style-name="P3"><text:s text:c="4"/>cout&lt;&lt;"Minimun element of stack is "&lt;&lt;s.min()&lt;&lt;endl;</text:p>
      <text:p text:style-name="P3"><text:s text:c="4"/>cout&lt;&lt;"Stack is : "&lt;&lt;endl;</text:p>
      <text:p text:style-name="P3"><text:s text:c="4"/>while(!s.empty())</text:p>
      <text:p text:style-name="P3"><text:s text:c="4"/>{</text:p>
      <text:p text:style-name="P3"><text:s text:c="8"/>cout&lt;&lt;s.top()&lt;&lt;" ";</text:p>
      <text:p text:style-name="P3"><text:s text:c="8"/>s.pop();</text:p>
      <text:p text:style-name="P3"><text:s text:c="4"/>}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3">8)</text:p>
      <text:p text:style-name="P1">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4"/>stack &lt;char&gt;s,s2;</text:p>
      <text:p text:style-name="P1"><text:s text:c="4"/>string str="aaacca";</text:p>
      <text:p text:style-name="P1"><text:s text:c="4"/>int count=1;</text:p>
      <text:p text:style-name="P1"><text:s text:c="4"/>s.push(str[0]);</text:p>
      <text:p text:style-name="P1"><text:s text:c="4"/>for(int i=1;i&lt;str.size();i++)</text:p>
      <text:p text:style-name="P1"><text:soft-page-break/><text:s text:c="4"/>{</text:p>
      <text:p text:style-name="P1"><text:s text:c="8"/>char c1=s.top();</text:p>
      <text:p text:style-name="P1"><text:s text:c="8"/>char c2=str[i];</text:p>
      <text:p text:style-name="P1"><text:s text:c="8"/>int d1=c1;</text:p>
      <text:p text:style-name="P1"><text:s text:c="8"/>int d2=c2;</text:p>
      <text:p text:style-name="P1"><text:s text:c="8"/>if((d1==d2 || d1-d2==32 || d2-d1==32))</text:p>
      <text:p text:style-name="P1"><text:s text:c="8"/>{</text:p>
      <text:p text:style-name="P1"><text:s text:c="12"/>count++;</text:p>
      <text:p text:style-name="P1"><text:s text:c="8"/>}</text:p>
      <text:p text:style-name="P1"><text:s text:c="8"/>else</text:p>
      <text:p text:style-name="P1"><text:s text:c="8"/>{</text:p>
      <text:p text:style-name="P1"><text:s text:c="12"/>if(c2&lt;97)</text:p>
      <text:p text:style-name="P1"><text:s text:c="16"/>c2=c2+32;</text:p>
      <text:p text:style-name="P1"><text:s text:c="12"/>if(count==1)</text:p>
      <text:p text:style-name="P1"><text:s text:c="16"/>s.push('1');</text:p>
      <text:p text:style-name="P1"><text:s text:c="12"/>if(count==2)</text:p>
      <text:p text:style-name="P1"><text:s text:c="16"/>s.push('2');</text:p>
      <text:p text:style-name="P1"><text:s text:c="12"/>if(count==3)</text:p>
      <text:p text:style-name="P1"><text:s text:c="16"/>s.push('3');</text:p>
      <text:p text:style-name="P1"><text:s text:c="12"/>count=1;</text:p>
      <text:p text:style-name="P1"><text:s text:c="12"/>s.push(char(c2));</text:p>
      <text:p text:style-name="P1"><text:s text:c="8"/>}</text:p>
      <text:p text:style-name="P1"><text:s text:c="8"/>if(i==str.size()-1)</text:p>
      <text:p text:style-name="P1"><text:s text:c="8"/>{</text:p>
      <text:p text:style-name="P1"><text:s text:c="12"/>if(count==1)</text:p>
      <text:p text:style-name="P1"><text:s text:c="16"/>s.push('1');</text:p>
      <text:p text:style-name="P1"><text:s text:c="12"/>if(count==2)</text:p>
      <text:p text:style-name="P1"><text:s text:c="16"/>s.push('2');</text:p>
      <text:p text:style-name="P1"><text:s text:c="12"/>if(count==3)</text:p>
      <text:p text:style-name="P1"><text:s text:c="16"/>s.push('3');</text:p>
      <text:p text:style-name="P1"><text:s text:c="8"/>} <text:s text:c="18"/></text:p>
      <text:p text:style-name="P1"><text:s text:c="4"/>}</text:p>
      <text:p text:style-name="P1"><text:s text:c="4"/>while(!s.empty())</text:p>
      <text:p text:style-name="P1"><text:s text:c="4"/>{</text:p>
      <text:p text:style-name="P1"><text:s text:c="8"/>s2.push(s.top());</text:p>
      <text:p text:style-name="P1"><text:s text:c="8"/>s.pop();</text:p>
      <text:p text:style-name="P1"><text:s text:c="4"/>}</text:p>
      <text:p text:style-name="P1"><text:s text:c="4"/>while(!s2.empty())</text:p>
      <text:p text:style-name="P1"><text:s text:c="4"/>{</text:p>
      <text:p text:style-name="P1"><text:s text:c="8"/>cout&lt;&lt;s2.top();</text:p>
      <text:p text:style-name="P1"><text:s text:c="8"/>s2.pop();</text:p>
      <text:p text:style-name="P1"><text:s text:c="4"/>}</text:p>
      <text:p text:style-name="P1"><text:s text:c="4"/>cout&lt;&lt;endl;</text:p>
      <text:p text:style-name="P1"><text:s text:c="4"/>return 0;</text:p>
      <text:p text:style-name="P1">}</text:p>
      <text:p text:style-name="P3"><text:soft-page-break/>9)#include&lt;iostream&gt;</text:p>
      <text:p text:style-name="P3">#include&lt;stack&gt;</text:p>
      <text:p text:style-name="P3">using namespace std;</text:p>
      <text:p text:style-name="P3"/>
      <text:p text:style-name="P3">int main()</text:p>
      <text:p text:style-name="P3">{</text:p>
      <text:p text:style-name="P3"><text:s text:c="4"/>stack &lt;char&gt;s1,s2;</text:p>
      <text:p text:style-name="P3"><text:s text:c="4"/>string s="ab##",t="c#d#";</text:p>
      <text:p text:style-name="P3"><text:s text:c="4"/>for(int i=0;i&lt;s.size();i++)</text:p>
      <text:p text:style-name="P3"><text:s text:c="4"/>{</text:p>
      <text:p text:style-name="P3"><text:s text:c="8"/>if(s[i]!='#')</text:p>
      <text:p text:style-name="P3"><text:s text:c="12"/>s1.push(s[i]);</text:p>
      <text:p text:style-name="P3"><text:s text:c="8"/>else</text:p>
      <text:p text:style-name="P3"><text:s text:c="12"/>s1.pop();</text:p>
      <text:p text:style-name="P3"><text:s text:c="4"/>}</text:p>
      <text:p text:style-name="P3"><text:s text:c="4"/>for(int i=0;i&lt;t.size();i++)</text:p>
      <text:p text:style-name="P3"><text:s text:c="4"/>{</text:p>
      <text:p text:style-name="P3"><text:s text:c="8"/>if(t[i]!='#')</text:p>
      <text:p text:style-name="P3"><text:s text:c="12"/>s2.push(s[i]);</text:p>
      <text:p text:style-name="P3"><text:s text:c="8"/>else</text:p>
      <text:p text:style-name="P3"><text:s text:c="12"/>s2.pop();</text:p>
      <text:p text:style-name="P3"><text:s text:c="4"/>}</text:p>
      <text:p text:style-name="P3"/>
      <text:p text:style-name="P3"><text:s text:c="4"/>if(s1.size()!=s2.size())</text:p>
      <text:p text:style-name="P3"><text:s text:c="4"/>{</text:p>
      <text:p text:style-name="P3"><text:s text:c="8"/>cout&lt;&lt;"False"&lt;&lt;endl;</text:p>
      <text:p text:style-name="P3"><text:s text:c="8"/>return 0;</text:p>
      <text:p text:style-name="P3"><text:s text:c="4"/>}</text:p>
      <text:p text:style-name="P3"/>
      <text:p text:style-name="P3"><text:s text:c="4"/>else</text:p>
      <text:p text:style-name="P3"><text:s text:c="4"/>{</text:p>
      <text:p text:style-name="P3"><text:s text:c="8"/>int flag=1;</text:p>
      <text:p text:style-name="P3"><text:s text:c="8"/>while(!s1.empty())</text:p>
      <text:p text:style-name="P3"><text:s text:c="8"/>{</text:p>
      <text:p text:style-name="P3"><text:s text:c="12"/>if(s1.top()!=s2.top())</text:p>
      <text:p text:style-name="P3"><text:s text:c="12"/>{</text:p>
      <text:p text:style-name="P3"><text:s text:c="16"/>flag=0;</text:p>
      <text:p text:style-name="P3"><text:s text:c="16"/>break;</text:p>
      <text:p text:style-name="P3"><text:s text:c="12"/>}</text:p>
      <text:p text:style-name="P3"><text:s text:c="12"/>s1.pop();</text:p>
      <text:p text:style-name="P3"><text:s text:c="12"/>s2.pop();</text:p>
      <text:p text:style-name="P3"><text:s text:c="8"/>}</text:p>
      <text:p text:style-name="P3"><text:s text:c="8"/>if(flag)</text:p>
      <text:p text:style-name="P3"><text:s text:c="12"/>cout&lt;&lt;"True"&lt;&lt;endl;</text:p>
      <text:p text:style-name="P3"><text:s text:c="8"/>else</text:p>
      <text:p text:style-name="P3"><text:soft-page-break/><text:s text:c="12"/>cout&lt;&lt;"False"&lt;&lt;endl;</text:p>
      <text:p text:style-name="P3"><text:s text:c="4"/>}</text:p>
      <text:p text:style-name="P3"><text:s text:c="4"/>return 0;</text:p>
      <text:p text:style-name="P3">}</text:p>
      <text:p text:style-name="P3"/>
      <text:p text:style-name="P3">10)#include&lt;iostream&gt;</text:p>
      <text:p text:style-name="P3">using namespace std;</text:p>
      <text:p text:style-name="P3"/>
      <text:p text:style-name="P3">class queue</text:p>
      <text:p text:style-name="P3">{</text:p>
      <text:p text:style-name="P3"><text:s text:c="4"/>private:</text:p>
      <text:p text:style-name="P3"><text:s text:c="8"/>int arr[100];</text:p>
      <text:p text:style-name="P3"><text:s text:c="8"/>int front=0;</text:p>
      <text:p text:style-name="P3"><text:s text:c="8"/>int size=0;</text:p>
      <text:p text:style-name="P3"/>
      <text:p text:style-name="P3"><text:s text:c="4"/>public:</text:p>
      <text:p text:style-name="P3"><text:s text:c="8"/>void enqueue(int num)</text:p>
      <text:p text:style-name="P3"><text:s text:c="8"/>{</text:p>
      <text:p text:style-name="P3"><text:s text:c="12"/>arr[front++]=num;</text:p>
      <text:p text:style-name="P3"><text:s text:c="12"/>size++;</text:p>
      <text:p text:style-name="P3"><text:s text:c="8"/>}</text:p>
      <text:p text:style-name="P3"><text:s text:c="8"/>int dequeue()</text:p>
      <text:p text:style-name="P3"><text:s text:c="8"/>{</text:p>
      <text:p text:style-name="P3"><text:s text:c="12"/>if(size==0)</text:p>
      <text:p text:style-name="P3"><text:s text:c="16"/>return -1;</text:p>
      <text:p text:style-name="P3"><text:s text:c="12"/>int dq=arr[0];</text:p>
      <text:p text:style-name="P3"><text:s text:c="12"/>for(int i=0;i&lt;size;i++)</text:p>
      <text:p text:style-name="P3"><text:s text:c="12"/>{</text:p>
      <text:p text:style-name="P3"><text:s text:c="16"/>arr[i]=arr[i+1];</text:p>
      <text:p text:style-name="P3"><text:s text:c="12"/>}</text:p>
      <text:p text:style-name="P3"><text:s text:c="12"/>size--;</text:p>
      <text:p text:style-name="P3"><text:s text:c="12"/>return dq;</text:p>
      <text:p text:style-name="P3"><text:s text:c="8"/>}</text:p>
      <text:p text:style-name="P3"><text:s text:c="8"/>void print()</text:p>
      <text:p text:style-name="P3"><text:s text:c="8"/>{</text:p>
      <text:p text:style-name="P3"><text:s text:c="12"/>for(int i=0;i&lt;size;i++)</text:p>
      <text:p text:style-name="P3"><text:s text:c="12"/>{</text:p>
      <text:p text:style-name="P3"><text:s text:c="16"/>cout&lt;&lt;arr[i]&lt;&lt;" ";</text:p>
      <text:p text:style-name="P3"><text:s text:c="12"/>}</text:p>
      <text:p text:style-name="P3"><text:s text:c="8"/>}</text:p>
      <text:p text:style-name="P3">};</text:p>
      <text:p text:style-name="P3"/>
      <text:p text:style-name="P3">int main()</text:p>
      <text:p text:style-name="P3">{</text:p>
      <text:p text:style-name="P3"><text:s text:c="4"/>queue q;</text:p>
      <text:p text:style-name="P3"><text:soft-page-break/><text:s text:c="4"/>q.enqueue(2);</text:p>
      <text:p text:style-name="P3"><text:s text:c="4"/>cout&lt;&lt;q.dequeue()&lt;&lt;endl;</text:p>
      <text:p text:style-name="P3"><text:s text:c="4"/>cout&lt;&lt;q.dequeue()&lt;&lt;endl;</text:p>
      <text:p text:style-name="P3"><text:s text:c="4"/>return 0;</text:p>
      <text:p text:style-name="P3">}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0:39:12.252777556</meta:creation-date>
    <dc:date>2023-10-02T21:38:54.876703526</dc:date>
    <meta:editing-duration>PT16H43M19S</meta:editing-duration>
    <meta:editing-cycles>2</meta:editing-cycles>
    <meta:generator>LibreOffice/7.6.2.1$MacOSX_X86_64 LibreOffice_project/56f7684011345957bbf33a7ee678afaf4d2ba333</meta:generator>
    <meta:document-statistic meta:table-count="0" meta:image-count="0" meta:object-count="0" meta:page-count="11" meta:paragraph-count="416" meta:word-count="589" meta:character-count="7404" meta:non-whitespace-character-count="4162"/>
  </office:meta>
</office:document-meta>
</file>